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4d3ac" officeooo:paragraph-rsid="0004d3ac"/>
    </style:style>
    <style:style style:name="P2" style:family="paragraph" style:parent-style-name="Frame_20_contents">
      <style:paragraph-properties fo:text-align="center" style:justify-single-word="false"/>
      <style:text-properties officeooo:rsid="0004d3ac" officeooo:paragraph-rsid="0004d3ac"/>
    </style:style>
    <style:style style:name="P3" style:family="paragraph" style:parent-style-name="Frame_20_contents">
      <style:paragraph-properties fo:text-align="center" style:justify-single-word="false"/>
      <style:text-properties fo:font-size="10pt" officeooo:rsid="0005e2a5" officeooo:paragraph-rsid="0005e2a5" style:font-size-asian="8.75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fo:font-size="10pt" officeooo:rsid="0007df7b" officeooo:paragraph-rsid="0007df7b" style:font-size-asian="8.75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officeooo:rsid="0005e77c" officeooo:paragraph-rsid="0005e77c"/>
    </style:style>
    <style:style style:name="P6" style:family="paragraph" style:parent-style-name="Frame_20_contents">
      <style:paragraph-properties fo:text-align="center" style:justify-single-word="false"/>
      <style:text-properties officeooo:rsid="0007df7b" officeooo:paragraph-rsid="0007df7b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 style:parent-style-name="Frame">
      <style:graphic-properties draw:textarea-horizontal-align="justify" draw:textarea-vertical-align="middle" draw:auto-grow-height="false" fo:min-height="0.5457in" fo:min-width="1.8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756in" fo:min-width="0.2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0.8335in" fo:min-width="2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vertical-align="middle" draw:auto-grow-height="false" fo:min-height="2.8437in" fo:min-width="2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0.9244in" fo:min-width="1.6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252in" fo:min-width="0.7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 style:parent-style-name="Frame">
      <style:graphic-properties draw:textarea-horizontal-align="justify" draw:textarea-vertical-align="middle" draw:auto-grow-height="false" fo:min-height="0.6457in" fo:min-width="1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1.2701in" fo:min-width="2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244in" fo:min-width="0.7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textarea-horizontal-align="justify" draw:textarea-vertical-align="middle" draw:auto-grow-height="false" fo:min-height="0.7866in" fo:min-width="1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6752in" fo:min-width="0.2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draw:textarea-horizontal-align="justify" draw:textarea-vertical-align="middle" draw:auto-grow-height="false" fo:min-height="0.6165in" fo:min-width="1.5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svg:width="1.9378in" svg:height="0.6043in" svg:x="0.1071in" svg:y="0.0673in"><text:p text:style-name="P2">ST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3" svg:width="0.4795in" svg:height="0.7713in" svg:x="0.8047in" svg:y="0.7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3_0" draw:style-name="gr14" svg:width="2.3961in" svg:height="0.9795in" svg:x="-0.2402in" svg:y="1.5752in"><text:p text:style-name="P1"><text:span text:style-name="T1">http://localhost://3000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2_1" draw:style-name="gr13" svg:width="0.4795in" svg:height="0.7713in" svg:x="0.8382in" svg:y="2.65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4" draw:style-name="gr12" svg:width="2.5421in" svg:height="1.5732in" svg:x="-0.1827in" svg:y="3.5in"><text:p text:style-name="P3">Make sure you are not login to another Facebook accou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2_2" draw:style-name="gr2" draw:text-style-name="P7" svg:width="0.4803in" svg:height="0.7724in" svg:x="0.8717in" svg:y="5.6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" draw:name="Shape5" draw:style-name="gr4" draw:text-style-name="P9" svg:width="0.9232in" svg:height="0.2815in" svg:x="2.3181in" svg:y="8.7756in"><draw:text-box><text:p text:style-name="P8"><text:span text:style-name="T2">NO</text:span></text:p></draw:text-box></draw:frame><draw:frame text:anchor-type="paragraph" draw:z-index="7" draw:name="Shape6" draw:style-name="gr8" draw:text-style-name="P9" svg:width="0.8232in" svg:height="0.3335in" svg:x="2.3591in" svg:y="4.1118in"><draw:text-box><text:p text:style-name="P10"><text:span text:style-name="T2">YES</text:span></text:p></draw:text-box></draw:frame><draw:custom-shape text:anchor-type="paragraph" draw:z-index="8" draw:name="Shape7" draw:style-name="gr11" svg:width="0.8543in" svg:height="0.448in" svg:x="3.1819in" svg:y="3.99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8" draw:style-name="gr10" svg:width="2.1878in" svg:height="1.2705in" svg:x="4.2583in" svg:y="3.6102in"><text:p text:style-name="P5">Logout from another Facebook Account</text:p><draw:enhanced-geometry svg:viewBox="0 0 21600 21600" draw:type="rectangle" draw:enhanced-path="M 0 0 L 21600 0 21600 21600 0 21600 0 0 Z N"/></draw:custom-shape><draw:custom-shape text:anchor-type="paragraph" draw:z-index="10" draw:name="Shape9" draw:style-name="gr5" draw:text-style-name="P10" svg:width="2.448in" svg:height="2.8441in" draw:transform="rotate (-3.140021857263) translate (5.63958333333333in 7.9125in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1" draw:name="Shape10" draw:style-name="gr3" svg:width="2.0941in" svg:height="0.8335in" svg:x="0.0339in" svg:y="6.4957in"><text:p text:style-name="P5"><draw:custom-shape text:anchor-type="paragraph" draw:z-index="20" draw:name="Shape10_0" draw:style-name="gr3" svg:width="2.0941in" svg:height="0.8335in" svg:x="0.1307in" svg:y="4.1465in"><text:p text:style-name="P6">View Profile User</text:p><draw:enhanced-geometry svg:viewBox="0 0 21600 21600" draw:type="rectangle" draw:enhanced-path="M 0 0 L 21600 0 21600 21600 0 21600 0 0 Z N"/></draw:custom-shape>Input Email &amp; Password</text:p><draw:enhanced-geometry svg:viewBox="0 0 21600 21600" draw:type="rectangle" draw:enhanced-path="M 0 0 L 21600 0 21600 21600 0 21600 0 0 Z N"/></draw:custom-shape><draw:custom-shape text:anchor-type="paragraph" draw:z-index="12" draw:name="Shape2_0" draw:style-name="gr2" draw:text-style-name="P7" svg:width="0.4803in" svg:height="0.7724in" svg:x="0.8953in" svg:y="7.4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4_0" draw:style-name="gr9" svg:width="2.3587in" svg:height="1.2906in" svg:x="-0.0402in" svg:y="8.2819in"><text:p text:style-name="P4">Find inn Databas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4" draw:name="Shape6_1" draw:style-name="gr8" draw:text-style-name="P9" svg:width="0.8232in" svg:height="0.3335in" svg:x="0.7075in" svg:y="9.6909in"><draw:text-box><text:p text:style-name="P10"><text:span text:style-name="T2">YES</text:span></text:p></draw:text-box></draw:frame><draw:custom-shape text:anchor-type="paragraph" draw:z-index="15" draw:name="Shape7_0" draw:style-name="gr7" draw:text-style-name="P7" svg:width="0.8551in" svg:height="0.4488in" svg:x="3.1228in" svg:y="8.67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1" draw:style-name="gr6" draw:text-style-name="P7" svg:width="1.6248in" svg:height="1.4787in" svg:x="4.4256in" svg:y="8.1354in"><text:p text:style-name="P6">Input in Databas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7" draw:name="Shape9_0" draw:style-name="gr5" draw:text-style-name="P10" svg:width="2.448in" svg:height="2.8441in" draw:transform="rotate (-3.140021857263) translate (5.63958333333333in 12.6125in)"><text:p/><draw:enhanced-geometry svg:viewBox="0 0 841 854" draw:mirror-horizontal="false" draw:mirror-vertical="true" draw:type="non-primitive" draw:enhanced-path="M 517 247 L 517 415 264 415 264 0 0 0 0 680 517 680 517 854 841 547 517 247 Z N"/></draw:custom-shape><draw:frame text:anchor-type="paragraph" draw:z-index="18" draw:name="Shape5_0" draw:style-name="gr4" draw:text-style-name="P9" svg:width="0.9232in" svg:height="0.2815in" svg:x="0.6709in" svg:y="5.2146in"><draw:text-box><text:p text:style-name="P8"><text:span text:style-name="T2">NO</text:span></text:p></draw:text-box></draw:frame><draw:custom-shape text:anchor-type="paragraph" draw:z-index="19" draw:name="Shape2_3" draw:style-name="gr2" draw:text-style-name="P7" svg:width="0.4803in" svg:height="0.7724in" svg:x="0.9429in" svg:y="10.0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2_4" draw:style-name="gr2" draw:text-style-name="P7" svg:width="0.4803in" svg:height="0.7724in" svg:x="1.0161in" svg:y="11.91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1_0" draw:style-name="gr1" svg:width="1.9378in" svg:height="0.6043in" svg:x="0.3256in" svg:y="12.8098in"><text:p text:style-name="P6">FINIS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0:01:19.985870187</meta:creation-date>
    <dc:date>2022-02-04T10:55:10.223458675</dc:date>
    <meta:editing-duration>PT10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1" meta:character-count="198" meta:non-whitespace-character-count="176"/>
  </office:meta>
</office:document-meta>
</file>